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470211" officeooo:paragraph-rsid="0047021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45fc31" officeooo:paragraph-rsid="0045fc3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36bf43" officeooo:paragraph-rsid="002093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45fc31" officeooo:paragraph-rsid="0045fc3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470211" officeooo:paragraph-rsid="0047021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40712c" officeooo:paragraph-rsid="0040712c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-complex="Times New Roman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2093af"/>
    </style:style>
    <style:style style:name="P19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0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4818c0" officeooo:paragraph-rsid="004818c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45fc31" officeooo:paragraph-rsid="0045fc3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4818c0" officeooo:paragraph-rsid="004818c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3948a1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2acfe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3f8337" style:font-size-asian="14pt" style:font-weight-asian="normal" style:font-size-complex="14pt" style:font-weight-complex="normal"/>
    </style:style>
    <style:style style:name="T5" style:family="text">
      <style:text-properties officeooo:rsid="0016e341"/>
    </style:style>
    <style:style style:name="T6" style:family="text">
      <style:text-properties officeooo:rsid="001d62a5"/>
    </style:style>
    <style:style style:name="T7" style:family="text">
      <style:text-properties officeooo:rsid="002093a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c0e0" style:font-weight-asian="bold" style:font-weight-complex="bold"/>
    </style:style>
    <style:style style:name="T10" style:family="text">
      <style:text-properties fo:font-weight="bold" officeooo:rsid="0020338b" style:font-weight-asian="bold" style:font-weight-complex="bold"/>
    </style:style>
    <style:style style:name="T11" style:family="text">
      <style:text-properties officeooo:rsid="0036bf43"/>
    </style:style>
    <style:style style:name="T12" style:family="text">
      <style:text-properties officeooo:rsid="003948a1"/>
    </style:style>
    <style:style style:name="T13" style:family="text">
      <style:text-properties officeooo:rsid="003d971e"/>
    </style:style>
    <style:style style:name="T14" style:family="text">
      <style:text-properties officeooo:rsid="003f8337"/>
    </style:style>
    <style:style style:name="T15" style:family="text">
      <style:text-properties officeooo:rsid="0040712c"/>
    </style:style>
    <style:style style:name="T16" style:family="text">
      <style:text-properties officeooo:rsid="004247f2"/>
    </style:style>
    <style:style style:name="T17" style:family="text">
      <style:text-properties officeooo:rsid="0042acfe"/>
    </style:style>
    <style:style style:name="T18" style:family="text">
      <style:text-properties officeooo:rsid="00497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осковский Авиационный Институт</text:p>
      <text:p text:style-name="P12">(Национальный исследовательский Университет)</text:p>
      <text:p text:style-name="P12"/>
      <text:p text:style-name="P12"/>
      <text:p text:style-name="P12">Факультет: «Информационные технологии и прикладная математика»</text:p>
      <text:p text:style-name="P12">Кафедра: 806 «Вычислительная математика и программирование»</text:p>
      <text:p text:style-name="P12"/>
      <text:p text:style-name="P12"/>
      <text:p text:style-name="P12"/>
      <text:p text:style-name="P12"/>
      <text:p text:style-name="P13">Лабораторная работа <text:span text:style-name="T12">№ 6</text:span></text:p>
      <text:p text:style-name="P13">по курсу «ООП»</text:p>
      <text:p text:style-name="P17"/>
      <text:p text:style-name="P13"/>
      <text:p text:style-name="P13"/>
      <text:p text:style-name="P13"/>
      <text:p text:style-name="P13">Тема:</text:p>
      <text:p text:style-name="P14">Основы работы с коллекциями: итераторы.</text:p>
      <text:p text:style-name="P17"/>
      <text:p text:style-name="P17"/>
      <text:p text:style-name="P17"/>
      <text:p text:style-name="P17"/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Студент:</text:p>
          </table:table-cell>
          <table:table-cell table:style-name="Таблица1.B1" office:value-type="string">
            <text:p text:style-name="P22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3">Группа:</text:p>
          </table:table-cell>
          <table:table-cell table:style-name="Таблица1.B1" office:value-type="string">
            <text:p text:style-name="P23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3">Преподаватель:</text:p>
          </table:table-cell>
          <table:table-cell table:style-name="Таблица1.B1" office:value-type="string">
            <text:p text:style-name="P23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0">Вариант:</text:p>
          </table:table-cell>
          <table:table-cell table:style-name="Таблица1.B1" office:value-type="string">
            <text:p text:style-name="P19">7</text:p>
          </table:table-cell>
        </table:table-row>
        <table:table-row table:style-name="Таблица1.5">
          <table:table-cell table:style-name="Таблица1.A1" office:value-type="string">
            <text:p text:style-name="P23">Оценка:</text:p>
          </table:table-cell>
          <table:table-cell table:style-name="Таблица1.B1" office:value-type="string">
            <text:p text:style-name="P21"/>
          </table:table-cell>
        </table:table-row>
        <table:table-row table:style-name="Таблица1.6">
          <table:table-cell table:style-name="Таблица1.A1" office:value-type="string">
            <text:p text:style-name="P23">Дата:</text:p>
          </table:table-cell>
          <table:table-cell table:style-name="Таблица1.B1" office:value-type="string">
            <text:p text:style-name="P21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Москва</text:p>
      <text:p text:style-name="P15">2019</text:p>
      <text:p text:style-name="P25"><text:soft-page-break/>1. <text:span text:style-name="T16">Код:</text:span></text:p>
      <text:p text:style-name="P4">stack.hpp:</text:p>
      <text:p text:style-name="P10">#ifndef CONT_STACK_HPP</text:p>
      <text:p text:style-name="P10">#define CONT_STACK_HPP</text:p>
      <text:p text:style-name="P10"/>
      <text:p text:style-name="P10">#include &lt;memory&gt;</text:p>
      <text:p text:style-name="P10">#include &lt;exception&gt;</text:p>
      <text:p text:style-name="P10"/>
      <text:p text:style-name="P10">namespace cont {</text:p>
      <text:p text:style-name="P10"><text:s text:c="4"/>template&lt;class T, typename Allocator = std::allocator&lt;T&gt;&gt;</text:p>
      <text:p text:style-name="P10"><text:s text:c="4"/>class stack {</text:p>
      <text:p text:style-name="P10"><text:s text:c="4"/>private:</text:p>
      <text:p text:style-name="P10"><text:s text:c="8"/>struct stack_node;</text:p>
      <text:p text:style-name="P10"><text:s text:c="8"/>struct deleter;</text:p>
      <text:p text:style-name="P10"><text:s text:c="8"/>using allocator_type = typename Allocator::template rebind&lt;stack_node&gt;::other;</text:p>
      <text:p text:style-name="P10"><text:s text:c="8"/>allocator_type allocator_;</text:p>
      <text:p text:style-name="P10"><text:s text:c="8"/>std::shared_ptr&lt;stack_node&gt; head;</text:p>
      <text:p text:style-name="P10"><text:s text:c="8"/>std::shared_ptr&lt;stack_node&gt; tail;</text:p>
      <text:p text:style-name="P10"><text:s text:c="4"/>public:</text:p>
      <text:p text:style-name="P10"><text:s text:c="8"/>class iterator;</text:p>
      <text:p text:style-name="P10"><text:s text:c="8"/>class const_iterator;</text:p>
      <text:p text:style-name="P10"><text:s text:c="8"/>stack();</text:p>
      <text:p text:style-name="P10"><text:s text:c="8"/>stack(const stack&amp;) = delete;</text:p>
      <text:p text:style-name="P10"><text:s text:c="8"/>stack&amp; operator =(const stack&amp;) = delete;</text:p>
      <text:p text:style-name="P10"/>
      <text:p text:style-name="P10"><text:s text:c="8"/>bool empty() const;</text:p>
      <text:p text:style-name="P10"><text:s text:c="8"/>void push(const T&amp;);</text:p>
      <text:p text:style-name="P10"><text:s text:c="8"/>void pop();</text:p>
      <text:p text:style-name="P10"><text:s text:c="8"/>T&amp; top();</text:p>
      <text:p text:style-name="P10"><text:s text:c="8"/>size_t size() const;</text:p>
      <text:p text:style-name="P10"/>
      <text:p text:style-name="P10"><text:s text:c="8"/>iterator begin();</text:p>
      <text:p text:style-name="P10"><text:s text:c="8"/>iterator end();</text:p>
      <text:p text:style-name="P10"><text:s text:c="8"/>const_iterator begin() const;</text:p>
      <text:p text:style-name="P10"><text:s text:c="8"/>const_iterator end() const;</text:p>
      <text:p text:style-name="P10"/>
      <text:p text:style-name="P10"><text:s text:c="8"/>void insert(iterator, const T&amp;);</text:p>
      <text:p text:style-name="P10"><text:s text:c="8"/>void erase(iterator);</text:p>
      <text:p text:style-name="P10"><text:s text:c="4"/>};</text:p>
      <text:p text:style-name="P10"/>
      <text:p text:style-name="P10"><text:s text:c="4"/>template&lt;typename T, typename Allocator&gt;</text:p>
      <text:p text:style-name="P10"><text:s text:c="4"/>struct stack&lt;T, Allocator&gt;::stack_node {</text:p>
      <text:p text:style-name="P10"><text:soft-page-break/><text:s text:c="8"/>stack_node() = default;</text:p>
      <text:p text:style-name="P10"><text:s text:c="8"/>stack_node(T new_value) : value(new_value) {}</text:p>
      <text:p text:style-name="P10"/>
      <text:p text:style-name="P10"><text:s text:c="8"/>T value;</text:p>
      <text:p text:style-name="P10"><text:s text:c="8"/>std::shared_ptr&lt;stack_node&gt; next = nullptr;</text:p>
      <text:p text:style-name="P10"><text:s text:c="8"/>std::weak_ptr&lt;stack_node&gt; prev;</text:p>
      <text:p text:style-name="P10"><text:s text:c="4"/>};</text:p>
      <text:p text:style-name="P10"/>
      <text:p text:style-name="P10"><text:s text:c="4"/>template&lt;typename T, typename Allocator&gt;</text:p>
      <text:p text:style-name="P10"><text:s text:c="4"/>struct stack&lt;T, Allocator&gt;::deleter {</text:p>
      <text:p text:style-name="P10"><text:s text:c="8"/>deleter(allocator_type* allocator) : allocator_(allocator) {}</text:p>
      <text:p text:style-name="P10"><text:s text:c="8"/>void operator() (stack_node* ptr) {</text:p>
      <text:p text:style-name="P10"><text:s text:c="12"/>if(ptr != nullptr) {</text:p>
      <text:p text:style-name="P10"><text:s text:c="16"/>std::allocator_traits&lt;allocator_type&gt;::destroy(*allocator_, ptr);</text:p>
      <text:p text:style-name="P10"><text:s text:c="16"/>allocator_-&gt;deallocate(ptr, 1);</text:p>
      <text:p text:style-name="P10"><text:s text:c="12"/>}</text:p>
      <text:p text:style-name="P10"><text:s text:c="8"/>}</text:p>
      <text:p text:style-name="P10"><text:s text:c="4"/>private:</text:p>
      <text:p text:style-name="P10"><text:s text:c="8"/>allocator_type* allocator_;</text:p>
      <text:p text:style-name="P10"><text:s text:c="4"/>};</text:p>
      <text:p text:style-name="P10"/>
      <text:p text:style-name="P10"><text:s text:c="4"/>template&lt;typename T, typename Allocator&gt;</text:p>
      <text:p text:style-name="P10"><text:s text:c="4"/>stack&lt;T, Allocator&gt;::stack() {</text:p>
      <text:p text:style-name="P10"><text:s text:c="8"/>stack_node* ptr = allocator_.allocate(1);</text:p>
      <text:p text:style-name="P10"><text:s text:c="8"/>std::allocator_traits&lt;allocator_type&gt;::construct(allocator_, ptr);</text:p>
      <text:p text:style-name="P10"><text:s text:c="8"/>std::shared_ptr&lt;stack_node&gt; new_elem(ptr, deleter(&amp;allocator_));</text:p>
      <text:p text:style-name="P10"><text:s text:c="8"/>head = new_elem;</text:p>
      <text:p text:style-name="P10"><text:s text:c="8"/>tail = head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bool stack&lt;T, Allocator&gt;::empty() const {</text:p>
      <text:p text:style-name="P10"><text:s text:c="8"/>return head == tail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void stack&lt;T, Allocator&gt;::push(const T&amp; value) {</text:p>
      <text:p text:style-name="P10"><text:s text:c="8"/>stack_node* ptr = allocator_.allocate(1);</text:p>
      <text:p text:style-name="P10"><text:s text:c="8"/>std::allocator_traits&lt;allocator_type&gt;::construct(allocator_, ptr, value);</text:p>
      <text:p text:style-name="P10"><text:s text:c="8"/>std::shared_ptr&lt;stack_node&gt; new_elem(ptr, deleter(&amp;allocator_));</text:p>
      <text:p text:style-name="P10"><text:s text:c="8"/>if(empty()) {</text:p>
      <text:p text:style-name="P10"><text:s text:c="12"/>head = new_elem;</text:p>
      <text:p text:style-name="P10"><text:s text:c="12"/>head-&gt;next = tail;</text:p>
      <text:p text:style-name="P10"><text:soft-page-break/><text:s text:c="12"/>tail-&gt;prev = head;</text:p>
      <text:p text:style-name="P10"><text:s text:c="8"/>} else {</text:p>
      <text:p text:style-name="P10"><text:s text:c="12"/>new_elem-&gt;next = head;</text:p>
      <text:p text:style-name="P10"><text:s text:c="12"/>head-&gt;prev = new_elem;</text:p>
      <text:p text:style-name="P10"><text:s text:c="12"/>head = new_elem;</text:p>
      <text:p text:style-name="P10"><text:s text:c="8"/>}</text:p>
      <text:p text:style-name="P10"><text:s text:c="4"/>}</text:p>
      <text:p text:style-name="P10"><text:s text:c="4"/>template&lt;typename T, typename Allocator&gt;</text:p>
      <text:p text:style-name="P10"><text:s text:c="4"/>void stack&lt;T, Allocator&gt;::pop() {</text:p>
      <text:p text:style-name="P10"><text:s text:c="8"/>if(empty()) {</text:p>
      <text:p text:style-name="P10"><text:s text:c="12"/>throw std::out_of_range("Pop from empty stack");</text:p>
      <text:p text:style-name="P10"><text:s text:c="8"/>}</text:p>
      <text:p text:style-name="P10"><text:s text:c="8"/>head = head-&gt;next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T&amp; stack&lt;T, Allocator&gt;::top() {</text:p>
      <text:p text:style-name="P10"><text:s text:c="8"/>return head-&gt;value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size_t stack&lt;T, Allocator&gt;::size() const {</text:p>
      <text:p text:style-name="P10"><text:s text:c="8"/>size_t size = 0;</text:p>
      <text:p text:style-name="P10"><text:s text:c="8"/>for(auto i : *this) {</text:p>
      <text:p text:style-name="P10"><text:s text:c="12"/>++size;</text:p>
      <text:p text:style-name="P10"><text:s text:c="8"/>}</text:p>
      <text:p text:style-name="P10"><text:s text:c="8"/>return size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typename stack&lt;T, Allocator&gt;::iterator stack&lt;T, Allocator&gt;::begin() {</text:p>
      <text:p text:style-name="P10"><text:s text:c="8"/>return iterator(head, this);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iterator stack&lt;T, Allocator&gt;::end() {</text:p>
      <text:p text:style-name="P10"><text:s text:c="8"/>return iterator(tail, this);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const_iterator stack&lt;T, Allocator&gt;::begin() const {</text:p>
      <text:p text:style-name="P10"><text:s text:c="8"/>return const_iterator(head, this);</text:p>
      <text:p text:style-name="P10"><text:s text:c="4"/>}</text:p>
      <text:p text:style-name="P10"><text:s text:c="4"/>template&lt;typename T, typename Allocator&gt;</text:p>
      <text:p text:style-name="P10"><text:soft-page-break/><text:s text:c="4"/>typename stack&lt;T, Allocator&gt;::const_iterator stack&lt;T, Allocator&gt;::end() const {</text:p>
      <text:p text:style-name="P10"><text:s text:c="8"/>return const_iterator(tail, this)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void stack&lt;T, Allocator&gt;::insert(iterator it, const T&amp; value) {</text:p>
      <text:p text:style-name="P10"><text:s text:c="8"/>if(it.collection != this) {</text:p>
      <text:p text:style-name="P10"><text:s text:c="12"/>throw std::runtime_error("Iterator does not belong to this collection");</text:p>
      <text:p text:style-name="P10"><text:s text:c="8"/>}</text:p>
      <text:p text:style-name="P10"><text:s text:c="8"/>std::shared_ptr&lt;stack_node&gt; it_ptr = it.node.lock();</text:p>
      <text:p text:style-name="P10"><text:s text:c="8"/>if(!it_ptr) {</text:p>
      <text:p text:style-name="P10"><text:s text:c="12"/>throw std::runtime_error("Iterator is corrupted");</text:p>
      <text:p text:style-name="P10"><text:s text:c="8"/>}</text:p>
      <text:p text:style-name="P10"><text:s text:c="8"/>if(it == begin()) {</text:p>
      <text:p text:style-name="P10"><text:s text:c="12"/>push(value);</text:p>
      <text:p text:style-name="P10"><text:s text:c="12"/>return;</text:p>
      <text:p text:style-name="P10"><text:s text:c="8"/>}</text:p>
      <text:p text:style-name="P10"><text:s text:c="8"/>stack_node* ptr = allocator_.allocate(1);</text:p>
      <text:p text:style-name="P10"><text:s text:c="8"/>std::allocator_traits&lt;allocator_type&gt;::construct(allocator_, ptr, value);</text:p>
      <text:p text:style-name="P10"><text:s text:c="8"/>std::shared_ptr&lt;stack_node&gt; new_elem(ptr, deleter(&amp;allocator_));</text:p>
      <text:p text:style-name="P10"><text:s text:c="8"/>if(it == end()) {</text:p>
      <text:p text:style-name="P10"><text:s text:c="12"/>it_ptr-&gt;prev.lock()-&gt;next = new_elem;</text:p>
      <text:p text:style-name="P10"><text:s text:c="12"/>new_elem-&gt;prev = it_ptr-&gt;prev;</text:p>
      <text:p text:style-name="P10"><text:s text:c="12"/>new_elem-&gt;next = it_ptr;</text:p>
      <text:p text:style-name="P10"><text:s text:c="12"/>it_ptr-&gt;prev = new_elem;</text:p>
      <text:p text:style-name="P10"><text:s text:c="8"/>} else {</text:p>
      <text:p text:style-name="P10"><text:s text:c="12"/>std::shared_ptr&lt;stack_node&gt; next_ptr = it_ptr-&gt;next;</text:p>
      <text:p text:style-name="P10"><text:s text:c="12"/>std::weak_ptr&lt;stack_node&gt; prev_ptr = it_ptr;</text:p>
      <text:p text:style-name="P10"><text:s text:c="12"/>new_elem-&gt;next = next_ptr;</text:p>
      <text:p text:style-name="P10"><text:s text:c="12"/>next_ptr-&gt;prev = new_elem;</text:p>
      <text:p text:style-name="P10"><text:s text:c="12"/>new_elem-&gt;prev = prev_ptr;</text:p>
      <text:p text:style-name="P10"><text:s text:c="12"/>prev_ptr.lock()-&gt;next = new_elem;</text:p>
      <text:p text:style-name="P10"><text:s text:c="8"/>}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void stack&lt;T, Allocator&gt;::erase(iterator it) {</text:p>
      <text:p text:style-name="P10"><text:s text:c="8"/>if(it.collection != this) {</text:p>
      <text:p text:style-name="P10"><text:s text:c="12"/>throw std::runtime_error("Iterator does not belong to this collection");</text:p>
      <text:p text:style-name="P10"><text:s text:c="8"/>}</text:p>
      <text:p text:style-name="P10"><text:s text:c="8"/>std::shared_ptr&lt;stack_node&gt; it_ptr = it.node.lock();</text:p>
      <text:p text:style-name="P10"><text:s text:c="8"/>if(!it_ptr) {</text:p>
      <text:p text:style-name="P10"><text:s text:c="12"/>throw std::runtime_error("Iterator is corrupted");</text:p>
      <text:p text:style-name="P10"><text:soft-page-break/><text:s text:c="8"/>}</text:p>
      <text:p text:style-name="P10"><text:s text:c="8"/>if(it == end()) {</text:p>
      <text:p text:style-name="P10"><text:s text:c="12"/>throw std::runtime_error("Erase of end iterator");</text:p>
      <text:p text:style-name="P10"><text:s text:c="8"/>}</text:p>
      <text:p text:style-name="P10"><text:s text:c="8"/>if(it == begin()) {</text:p>
      <text:p text:style-name="P10"><text:s text:c="12"/>pop();</text:p>
      <text:p text:style-name="P10"><text:s text:c="8"/>} else {</text:p>
      <text:p text:style-name="P10"><text:s text:c="12"/>std::shared_ptr&lt;stack_node&gt; next_ptr = it_ptr-&gt;next;</text:p>
      <text:p text:style-name="P10"><text:s text:c="12"/>std::weak_ptr&lt;stack_node&gt; prev_ptr = it_ptr-&gt;prev;</text:p>
      <text:p text:style-name="P10"><text:s text:c="12"/>next_ptr-&gt;prev = prev_ptr;</text:p>
      <text:p text:style-name="P10"><text:s text:c="12"/>prev_ptr.lock()-&gt;next = next_ptr;</text:p>
      <text:p text:style-name="P10"><text:s text:c="8"/>}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class stack&lt;T, Allocator&gt;::iterator {</text:p>
      <text:p text:style-name="P10"><text:s text:c="8"/>friend stack&lt;T, Allocator&gt;;</text:p>
      <text:p text:style-name="P10"><text:s text:c="4"/>private:</text:p>
      <text:p text:style-name="P10"><text:s text:c="8"/>std::weak_ptr&lt;stack_node&gt; node;</text:p>
      <text:p text:style-name="P10"><text:s text:c="8"/>const stack&lt;T, Allocator&gt;* collection;</text:p>
      <text:p text:style-name="P10"><text:s text:c="4"/>public:</text:p>
      <text:p text:style-name="P10"><text:s text:c="8"/>using value_type = T;</text:p>
      <text:p text:style-name="P10"><text:s text:c="8"/>using reference = T&amp;;</text:p>
      <text:p text:style-name="P10"><text:s text:c="8"/>using pointer = T*;</text:p>
      <text:p text:style-name="P10"><text:s text:c="8"/>using difference_type = ptrdiff_t;</text:p>
      <text:p text:style-name="P10"><text:s text:c="8"/>using iterator_category = std::forward_iterator_tag;</text:p>
      <text:p text:style-name="P10"/>
      <text:p text:style-name="P10"><text:s text:c="8"/>iterator(std::shared_ptr&lt;stack_node&gt; init_ptr, const stack&lt;T, Allocator&gt;* ptr) : node(init_ptr), collection(ptr) {}</text:p>
      <text:p text:style-name="P10"><text:s text:c="8"/>iterator(const iterator&amp; other) : node(other.node), collection(other.collection) {}</text:p>
      <text:p text:style-name="P10"/>
      <text:p text:style-name="P10"><text:s text:c="8"/>iterator&amp; operator =(const iterator&amp;);</text:p>
      <text:p text:style-name="P10"><text:s text:c="8"/>bool operator ==(const iterator&amp;) const;</text:p>
      <text:p text:style-name="P10"><text:s text:c="8"/>bool operator !=(const iterator&amp;) const;</text:p>
      <text:p text:style-name="P10"><text:s text:c="8"/>iterator&amp; operator ++();</text:p>
      <text:p text:style-name="P10"><text:s text:c="8"/>iterator operator ++(int);</text:p>
      <text:p text:style-name="P10"><text:s text:c="8"/>T&amp; operator *() const;</text:p>
      <text:p text:style-name="P10"><text:s text:c="4"/>};</text:p>
      <text:p text:style-name="P10"/>
      <text:p text:style-name="P10"><text:s text:c="4"/>template&lt;typename T, typename Allocator&gt;</text:p>
      <text:p text:style-name="P10"><text:s text:c="4"/>typename stack&lt;T, Allocator&gt;::iterator&amp; stack&lt;T, Allocator&gt;::iterator::operator =(const iterator&amp; other) {</text:p>
      <text:p text:style-name="P10"><text:soft-page-break/><text:s text:c="8"/>node = other.node;</text:p>
      <text:p text:style-name="P10"><text:s text:c="8"/>return *this;</text:p>
      <text:p text:style-name="P10"><text:s text:c="4"/>}</text:p>
      <text:p text:style-name="P10"><text:s text:c="4"/>template&lt;typename T, typename Allocator&gt;</text:p>
      <text:p text:style-name="P10"><text:s text:c="4"/>bool stack&lt;T, Allocator&gt;::iterator::operator ==(const iterator&amp; other) const {</text:p>
      <text:p text:style-name="P10"><text:s text:c="8"/>auto lhs = node.lock();</text:p>
      <text:p text:style-name="P10"><text:s text:c="8"/>auto rhs = other.node.lock();</text:p>
      <text:p text:style-name="P10"><text:s text:c="8"/>if (lhs &amp;&amp; rhs) {</text:p>
      <text:p text:style-name="P10"><text:s text:c="12"/>return lhs.get() == rhs.get();</text:p>
      <text:p text:style-name="P10"><text:s text:c="8"/>}</text:p>
      <text:p text:style-name="P10"><text:s text:c="8"/>return false;</text:p>
      <text:p text:style-name="P10"><text:s text:c="4"/>}</text:p>
      <text:p text:style-name="P10"><text:s text:c="4"/>template&lt;typename T, typename Allocator&gt;</text:p>
      <text:p text:style-name="P10"><text:s text:c="4"/>bool stack&lt;T, Allocator&gt;::iterator::operator !=(const iterator&amp; other) const {</text:p>
      <text:p text:style-name="P10"><text:s text:c="8"/>return !(*this == other);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iterator&amp; stack&lt;T, Allocator&gt;::iterator::operator ++() {</text:p>
      <text:p text:style-name="P10"><text:s text:c="8"/>std::shared_ptr&lt;stack_node&gt; tmp = node.lock();</text:p>
      <text:p text:style-name="P10"><text:s text:c="8"/>if(tmp) {</text:p>
      <text:p text:style-name="P10"><text:s text:c="12"/>if(tmp-&gt;next == nullptr) {</text:p>
      <text:p text:style-name="P10"><text:s text:c="16"/>throw std::out_of_range("Going out of container boundaries");</text:p>
      <text:p text:style-name="P10"><text:s text:c="12"/>}</text:p>
      <text:p text:style-name="P10"><text:s text:c="12"/>tmp = tmp-&gt;next;</text:p>
      <text:p text:style-name="P10"><text:s text:c="12"/>node = tmp;</text:p>
      <text:p text:style-name="P10"><text:s text:c="12"/>return *this;</text:p>
      <text:p text:style-name="P10"><text:s text:c="8"/>} else {</text:p>
      <text:p text:style-name="P10"><text:s text:c="12"/>throw std::runtime_error("Element pointed by this iterator doesnt exist anymore");</text:p>
      <text:p text:style-name="P10"><text:s text:c="8"/>}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iterator stack&lt;T, Allocator&gt;::iterator::operator ++(int) {</text:p>
      <text:p text:style-name="P10"><text:s text:c="8"/>iterator result(*this);</text:p>
      <text:p text:style-name="P10"><text:s text:c="8"/>++(*this);</text:p>
      <text:p text:style-name="P10"><text:s text:c="8"/>return result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T&amp; stack&lt;T, Allocator&gt;::iterator::operator *() const {</text:p>
      <text:p text:style-name="P10"><text:s text:c="8"/>std::shared_ptr&lt;stack_node&gt; tmp = node.lock();</text:p>
      <text:p text:style-name="P10"><text:soft-page-break/><text:s text:c="8"/>if(tmp) {</text:p>
      <text:p text:style-name="P10"><text:s text:c="12"/>if(tmp-&gt;next == nullptr) {</text:p>
      <text:p text:style-name="P10"><text:s text:c="16"/>throw std::runtime_error("Dereferencing of end iterator");</text:p>
      <text:p text:style-name="P10"><text:s text:c="12"/>}</text:p>
      <text:p text:style-name="P10"><text:s text:c="12"/>return tmp-&gt;value;</text:p>
      <text:p text:style-name="P10"><text:s text:c="8"/>} else {</text:p>
      <text:p text:style-name="P10"><text:s text:c="12"/>throw std::runtime_error("Element pointed by this iterator doesnt exist anymore");</text:p>
      <text:p text:style-name="P10"><text:s text:c="8"/>}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class stack&lt;T, Allocator&gt;::const_iterator {</text:p>
      <text:p text:style-name="P10"><text:s text:c="8"/>friend stack&lt;T, Allocator&gt;;</text:p>
      <text:p text:style-name="P10"><text:s text:c="4"/>private:</text:p>
      <text:p text:style-name="P10"><text:s text:c="8"/>std::weak_ptr&lt;stack_node&gt; node;</text:p>
      <text:p text:style-name="P10"><text:s text:c="8"/>const stack&lt;T, Allocator&gt;* collection;</text:p>
      <text:p text:style-name="P10"><text:s text:c="4"/>public:</text:p>
      <text:p text:style-name="P10"><text:s text:c="8"/>using value_type = T;</text:p>
      <text:p text:style-name="P10"><text:s text:c="8"/>using reference = T&amp;;</text:p>
      <text:p text:style-name="P10"><text:s text:c="8"/>using pointer = T*;</text:p>
      <text:p text:style-name="P10"><text:s text:c="8"/>using difference_type = ptrdiff_t;</text:p>
      <text:p text:style-name="P10"><text:s text:c="8"/>using iterator_category = std::forward_iterator_tag;</text:p>
      <text:p text:style-name="P10"/>
      <text:p text:style-name="P10"><text:s text:c="8"/>const_iterator(std::shared_ptr&lt;stack_node&gt; init_ptr, const stack&lt;T, Allocator&gt;* ptr) : node(init_ptr), collection(ptr) {}</text:p>
      <text:p text:style-name="P10"><text:s text:c="8"/>const_iterator(const const_iterator&amp; other) : node(other.node), collection(other.collection) {}</text:p>
      <text:p text:style-name="P10"/>
      <text:p text:style-name="P10"><text:s text:c="8"/>const_iterator&amp; operator =(const const_iterator&amp;);</text:p>
      <text:p text:style-name="P10"><text:s text:c="8"/>bool operator ==(const const_iterator&amp;) const;</text:p>
      <text:p text:style-name="P10"><text:s text:c="8"/>bool operator !=(const const_iterator&amp;) const;</text:p>
      <text:p text:style-name="P10"><text:s text:c="8"/>const_iterator&amp; operator ++();</text:p>
      <text:p text:style-name="P10"><text:s text:c="8"/>const_iterator operator ++(int);</text:p>
      <text:p text:style-name="P10"><text:s text:c="8"/>T&amp; operator *() const;</text:p>
      <text:p text:style-name="P10"><text:s text:c="4"/>};</text:p>
      <text:p text:style-name="P10"/>
      <text:p text:style-name="P10"><text:s text:c="4"/>template&lt;typename T, typename Allocator&gt;</text:p>
      <text:p text:style-name="P10"><text:s text:c="4"/>typename stack&lt;T, Allocator&gt;::const_iterator&amp; stack&lt;T, Allocator&gt;::const_iterator::operator =(const const_iterator&amp; other) {</text:p>
      <text:p text:style-name="P10"><text:s text:c="8"/>node = other.node;</text:p>
      <text:p text:style-name="P10"><text:s text:c="8"/>return *this;</text:p>
      <text:p text:style-name="P10"><text:s text:c="4"/>}</text:p>
      <text:p text:style-name="P10"><text:soft-page-break/><text:s text:c="4"/>template&lt;typename T, typename Allocator&gt;</text:p>
      <text:p text:style-name="P10"><text:s text:c="4"/>bool stack&lt;T, Allocator&gt;::const_iterator::operator ==(const const_iterator&amp; other) const {</text:p>
      <text:p text:style-name="P10"><text:s text:c="8"/>auto lhs = node.lock();</text:p>
      <text:p text:style-name="P10"><text:s text:c="8"/>auto rhs = other.node.lock();</text:p>
      <text:p text:style-name="P10"><text:s text:c="8"/>if (lhs &amp;&amp; rhs) {</text:p>
      <text:p text:style-name="P10"><text:s text:c="12"/>return lhs.get() == rhs.get();</text:p>
      <text:p text:style-name="P10"><text:s text:c="8"/>}</text:p>
      <text:p text:style-name="P10"><text:s text:c="8"/>return false;</text:p>
      <text:p text:style-name="P10"><text:s text:c="4"/>}</text:p>
      <text:p text:style-name="P10"><text:s text:c="4"/>template&lt;typename T, typename Allocator&gt;</text:p>
      <text:p text:style-name="P10"><text:s text:c="4"/>bool stack&lt;T, Allocator&gt;::const_iterator::operator !=(const const_iterator&amp; other) const {</text:p>
      <text:p text:style-name="P10"><text:s text:c="8"/>return !(*this == other);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const_iterator&amp; stack&lt;T, Allocator&gt;::const_iterator::operator ++() {</text:p>
      <text:p text:style-name="P10"><text:s text:c="8"/>std::shared_ptr&lt;stack_node&gt; tmp = node.lock();</text:p>
      <text:p text:style-name="P10"><text:s text:c="8"/>if(tmp) {</text:p>
      <text:p text:style-name="P10"><text:s text:c="12"/>if(tmp-&gt;next == nullptr) {</text:p>
      <text:p text:style-name="P10"><text:s text:c="16"/>throw std::out_of_range("Going out of container boundaries");</text:p>
      <text:p text:style-name="P10"><text:s text:c="12"/>}</text:p>
      <text:p text:style-name="P10"><text:s text:c="12"/>tmp = tmp-&gt;next;</text:p>
      <text:p text:style-name="P10"><text:s text:c="12"/>node = tmp;</text:p>
      <text:p text:style-name="P10"><text:s text:c="12"/>return *this;</text:p>
      <text:p text:style-name="P10"><text:s text:c="8"/>} else {</text:p>
      <text:p text:style-name="P10"><text:s text:c="12"/>throw std::runtime_error("Element pointed by this iterator doesnt exist anymore");</text:p>
      <text:p text:style-name="P10"><text:s text:c="8"/>}</text:p>
      <text:p text:style-name="P10"><text:s text:c="4"/>}</text:p>
      <text:p text:style-name="P10"><text:s text:c="4"/>template&lt;typename T, typename Allocator&gt;</text:p>
      <text:p text:style-name="P10"><text:s text:c="4"/>typename stack&lt;T, Allocator&gt;::const_iterator stack&lt;T, Allocator&gt;::const_iterator::operator ++(int) {</text:p>
      <text:p text:style-name="P10"><text:s text:c="8"/>const_iterator result(*this);</text:p>
      <text:p text:style-name="P10"><text:s text:c="8"/>++(*this);</text:p>
      <text:p text:style-name="P10"><text:s text:c="8"/>return result;</text:p>
      <text:p text:style-name="P10"><text:s text:c="4"/>}</text:p>
      <text:p text:style-name="P10"/>
      <text:p text:style-name="P10"><text:s text:c="4"/>template&lt;typename T, typename Allocator&gt;</text:p>
      <text:p text:style-name="P10"><text:s text:c="4"/>T&amp; stack&lt;T, Allocator&gt;::const_iterator::operator *() const {</text:p>
      <text:p text:style-name="P10"><text:s text:c="8"/>std::shared_ptr&lt;stack_node&gt; tmp = node.lock();</text:p>
      <text:p text:style-name="P10"><text:s text:c="8"/>if(tmp) {</text:p>
      <text:p text:style-name="P10"><text:soft-page-break/><text:s text:c="12"/>if(tmp-&gt;next == nullptr) {</text:p>
      <text:p text:style-name="P10"><text:s text:c="16"/>throw std::runtime_error("Dereferencing of end iterator");</text:p>
      <text:p text:style-name="P10"><text:s text:c="12"/>}</text:p>
      <text:p text:style-name="P10"><text:s text:c="12"/>return tmp-&gt;value;</text:p>
      <text:p text:style-name="P10"><text:s text:c="8"/>} else {</text:p>
      <text:p text:style-name="P10"><text:s text:c="12"/>throw std::runtime_error("Element pointed by this iterator doesnt exist anymore");</text:p>
      <text:p text:style-name="P10"><text:s text:c="8"/>}</text:p>
      <text:p text:style-name="P10"><text:s text:c="4"/>}</text:p>
      <text:p text:style-name="P10">}</text:p>
      <text:p text:style-name="P10"/>
      <text:p text:style-name="P10">#endif</text:p>
      <text:p text:style-name="P10"/>
      <text:p text:style-name="P4">allocator.hpp:</text:p>
      <text:p text:style-name="P10">#ifndef CONT_ALLOCATOR_HPP</text:p>
      <text:p text:style-name="P10">#define CONT_ALLOCATOR_HPP</text:p>
      <text:p text:style-name="P10"/>
      <text:p text:style-name="P10">#include &lt;exception&gt;</text:p>
      <text:p text:style-name="P10">#include "stack.hpp"</text:p>
      <text:p text:style-name="P10"/>
      <text:p text:style-name="P10">template&lt;typename T, size_t ALLOC_SIZE&gt;</text:p>
      <text:p text:style-name="P10">class allocator {</text:p>
      <text:p text:style-name="P10">public:</text:p>
      <text:p text:style-name="P10"><text:s text:c="4"/>using value_type = T;</text:p>
      <text:p text:style-name="P10"><text:s text:c="4"/>using size_type = std::size_t;</text:p>
      <text:p text:style-name="P10"><text:s text:c="4"/>using difference_type = std::ptrdiff_t;</text:p>
      <text:p text:style-name="P10"><text:s text:c="4"/>using is_always_equal = std::false_type;</text:p>
      <text:p text:style-name="P10"/>
      <text:p text:style-name="P10"><text:s text:c="4"/>template&lt;class V&gt;</text:p>
      <text:p text:style-name="P10"><text:s text:c="4"/>struct rebind {</text:p>
      <text:p text:style-name="P10"><text:s text:c="8"/>using other = allocator&lt;V, ALLOC_SIZE&gt;;</text:p>
      <text:p text:style-name="P10"><text:s text:c="4"/>};</text:p>
      <text:p text:style-name="P10"/>
      <text:p text:style-name="P10"><text:s text:c="4"/>allocator(const allocator&amp;) = delete;</text:p>
      <text:p text:style-name="P10"><text:s text:c="4"/>allocator(allocator&amp;&amp;) = delete;</text:p>
      <text:p text:style-name="P10"/>
      <text:p text:style-name="P10"><text:s text:c="4"/>allocator() {</text:p>
      <text:p text:style-name="P10"><text:s text:c="8"/>size_t object_count = ALLOC_SIZE / sizeof(T);</text:p>
      <text:p text:style-name="P10"><text:s text:c="8"/>memory = reinterpret_cast&lt;char*&gt;(operator new(sizeof(T) * object_count));</text:p>
      <text:p text:style-name="P10"><text:s text:c="8"/>for(size_t i = 0; i &lt; object_count; ++i) {</text:p>
      <text:p text:style-name="P10"><text:s text:c="12"/>free_blocks.push(memory + sizeof(T) * i);</text:p>
      <text:p text:style-name="P10"><text:s text:c="8"/>}</text:p>
      <text:p text:style-name="P10"><text:s text:c="4"/>}</text:p>
      <text:p text:style-name="P10"><text:soft-page-break/><text:s text:c="4"/>~allocator() {</text:p>
      <text:p text:style-name="P10"><text:s text:c="8"/>operator delete(memory);</text:p>
      <text:p text:style-name="P10"><text:s text:c="4"/>}</text:p>
      <text:p text:style-name="P10"/>
      <text:p text:style-name="P10"><text:s text:c="4"/>T* allocate(size_t size) {</text:p>
      <text:p text:style-name="P10"><text:s text:c="8"/>if (size &gt; 1) {</text:p>
      <text:p text:style-name="P10"><text:s text:c="12"/>throw std::logic_error("This allocator cant do that");</text:p>
      <text:p text:style-name="P10"><text:s text:c="8"/>}</text:p>
      <text:p text:style-name="P10"><text:s text:c="8"/>if (free_blocks.empty()) {</text:p>
      <text:p text:style-name="P10"><text:s text:c="12"/>throw std::bad_alloc();</text:p>
      <text:p text:style-name="P10"><text:s text:c="8"/>}</text:p>
      <text:p text:style-name="P10"><text:s text:c="8"/>T* temp = reinterpret_cast&lt;T*&gt;(free_blocks.top());</text:p>
      <text:p text:style-name="P10"><text:s text:c="8"/>free_blocks.pop();</text:p>
      <text:p text:style-name="P10"><text:s text:c="8"/>return temp;</text:p>
      <text:p text:style-name="P10"><text:s text:c="4"/>}</text:p>
      <text:p text:style-name="P10"/>
      <text:p text:style-name="P10"><text:s text:c="4"/>void deallocate(T* ptr, size_t size) {</text:p>
      <text:p text:style-name="P10"><text:s text:c="8"/>if (size &gt; 1) {</text:p>
      <text:p text:style-name="P10"><text:s text:c="12"/>throw std::logic_error("This allocator cant do that");</text:p>
      <text:p text:style-name="P10"><text:s text:c="8"/>}</text:p>
      <text:p text:style-name="P10"><text:s text:c="8"/>free_blocks.push(reinterpret_cast&lt;char*&gt;(ptr));</text:p>
      <text:p text:style-name="P10"><text:s text:c="4"/>}</text:p>
      <text:p text:style-name="P10"/>
      <text:p text:style-name="P10">private:</text:p>
      <text:p text:style-name="P10"><text:s text:c="4"/>cont::stack&lt;char*&gt; free_blocks;</text:p>
      <text:p text:style-name="P10"><text:s text:c="4"/>char* memory;</text:p>
      <text:p text:style-name="P10">};</text:p>
      <text:p text:style-name="P10"/>
      <text:p text:style-name="P10">#endif</text:p>
      <text:p text:style-name="P10"/>
      <text:p text:style-name="P4">point.hpp:</text:p>
      <text:p text:style-name="P10">#ifndef T_POINT_HPP</text:p>
      <text:p text:style-name="P10">#define T_POINT_HPP</text:p>
      <text:p text:style-name="P10"/>
      <text:p text:style-name="P10">#include &lt;iostream&gt;</text:p>
      <text:p text:style-name="P10"/>
      <text:p text:style-name="P10">template&lt;typename T&gt;</text:p>
      <text:p text:style-name="P10">struct point {</text:p>
      <text:p text:style-name="P10"><text:s text:c="4"/>T x;</text:p>
      <text:p text:style-name="P10"><text:s text:c="4"/>T y;</text:p>
      <text:p text:style-name="P10"><text:s text:c="4"/>point&lt;T&gt; operator +(point&lt;T&gt;&amp;);</text:p>
      <text:p text:style-name="P10"><text:s text:c="4"/>point&lt;T&gt; operator -(point&lt;T&gt;&amp;);</text:p>
      <text:p text:style-name="P10">};</text:p>
      <text:p text:style-name="P10"><text:soft-page-break/></text:p>
      <text:p text:style-name="P10">template&lt;typename T&gt;</text:p>
      <text:p text:style-name="P10">point&lt;T&gt; point&lt;T&gt;::operator +(point&lt;T&gt;&amp; other) {</text:p>
      <text:p text:style-name="P10"><text:s text:c="4"/>return {x + other.x, y + other.y};</text:p>
      <text:p text:style-name="P10">}</text:p>
      <text:p text:style-name="P10"/>
      <text:p text:style-name="P10">template&lt;typename T&gt;</text:p>
      <text:p text:style-name="P10">point&lt;T&gt; point&lt;T&gt;::operator -(point&lt;T&gt;&amp; other) {</text:p>
      <text:p text:style-name="P10"><text:s text:c="4"/>return {x - other.x, y - other.y};</text:p>
      <text:p text:style-name="P10">}</text:p>
      <text:p text:style-name="P10"/>
      <text:p text:style-name="P10">template&lt;typename T&gt;</text:p>
      <text:p text:style-name="P10">std::ostream&amp; operator &lt;&lt;(std::ostream&amp; os, const point&lt;T&gt;&amp; p) {</text:p>
      <text:p text:style-name="P10"><text:s text:c="4"/>os &lt;&lt; p.x &lt;&lt; " " &lt;&lt; p.y;</text:p>
      <text:p text:style-name="P10"><text:s text:c="4"/>return os;</text:p>
      <text:p text:style-name="P10">}</text:p>
      <text:p text:style-name="P10"/>
      <text:p text:style-name="P10">template&lt;typename T&gt;</text:p>
      <text:p text:style-name="P10">std::istream&amp; operator &gt;&gt;(std::istream&amp; is, point&lt;T&gt;&amp; p) {</text:p>
      <text:p text:style-name="P10"><text:s text:c="4"/>is &gt;&gt; p.x &gt;&gt; p.y;</text:p>
      <text:p text:style-name="P10"><text:s text:c="4"/>return is;</text:p>
      <text:p text:style-name="P10">}</text:p>
      <text:p text:style-name="P10"/>
      <text:p text:style-name="P10">#endif</text:p>
      <text:p text:style-name="P10"/>
      <text:p text:style-name="P4">hexagon.hpp:</text:p>
      <text:p text:style-name="P10">#ifndef T_HEXAGON_HPP</text:p>
      <text:p text:style-name="P10">#define T_HEXAGON_HPP</text:p>
      <text:p text:style-name="P10"/>
      <text:p text:style-name="P10">#include &lt;iostream&gt;</text:p>
      <text:p text:style-name="P10">#include &lt;exception&gt;</text:p>
      <text:p text:style-name="P10"/>
      <text:p text:style-name="P10">#include "point.hpp"</text:p>
      <text:p text:style-name="P10"/>
      <text:p text:style-name="P10">template&lt;typename T&gt;</text:p>
      <text:p text:style-name="P10">class hexagon {</text:p>
      <text:p text:style-name="P10">public:</text:p>
      <text:p text:style-name="P10"><text:s text:c="4"/>hexagon() = default;</text:p>
      <text:p text:style-name="P10"><text:s text:c="4"/>hexagon(point&lt;T&gt;&amp;, point&lt;T&gt;&amp;, point&lt;T&gt;&amp;, point&lt;T&gt;&amp;, point&lt;T&gt;&amp;, point&lt;T&gt;&amp;);</text:p>
      <text:p text:style-name="P10"><text:s text:c="4"/>point&lt;double&gt; center() const;</text:p>
      <text:p text:style-name="P10"><text:s text:c="4"/>double area() const;</text:p>
      <text:p text:style-name="P10"><text:s text:c="4"/>void write(std::ostream&amp;) const;</text:p>
      <text:p text:style-name="P10"><text:soft-page-break/><text:s text:c="4"/>void read(std::istream&amp;);</text:p>
      <text:p text:style-name="P10">private:</text:p>
      <text:p text:style-name="P10"><text:s text:c="4"/>point&lt;T&gt; p1, p2, p3, p4, p5, p6;</text:p>
      <text:p text:style-name="P10">};</text:p>
      <text:p text:style-name="P10"/>
      <text:p text:style-name="P10">template&lt;typename T&gt;</text:p>
      <text:p text:style-name="P10">hexagon&lt;T&gt;::hexagon(point&lt;T&gt;&amp; p1_, point&lt;T&gt;&amp; p2_, point&lt;T&gt;&amp; p3_, point&lt;T&gt;&amp; p4_, point&lt;T&gt;&amp; p5_, point&lt;T&gt;&amp; p6_)</text:p>
      <text:p text:style-name="P10"><text:s text:c="12"/>: p1(p1_), p2(p2_), p3(p3_), p4(p4_), p5(p5_), p6(p6_) {};</text:p>
      <text:p text:style-name="P10"/>
      <text:p text:style-name="P10">template&lt;typename T&gt;</text:p>
      <text:p text:style-name="P10">point&lt;double&gt; hexagon&lt;T&gt;::center() const {</text:p>
      <text:p text:style-name="P10"><text:s text:c="4"/>point&lt;double&gt; res;</text:p>
      <text:p text:style-name="P10"><text:s text:c="4"/>res.x = double(p1.x + p2.x + p3.x + p4.x + p5.x + p6.x) / 6;</text:p>
      <text:p text:style-name="P10"><text:s text:c="4"/>res.y = double(p1.y + p2.y + p3.y + p4.y + p5.y + p6.y) / 6;</text:p>
      <text:p text:style-name="P10"><text:s text:c="4"/>return res;</text:p>
      <text:p text:style-name="P10">}</text:p>
      <text:p text:style-name="P10"/>
      <text:p text:style-name="P10">template&lt;typename T&gt;</text:p>
      <text:p text:style-name="P10">double hexagon&lt;T&gt;::area() const {</text:p>
      <text:p text:style-name="P10"><text:s text:c="4"/>double A = (p1.x * p2.y + p2.x * p3.y + p3.x * p4.y + p4.x * p5.y + p5.x * p6.y + p6.x * p1.y)</text:p>
      <text:p text:style-name="P10"><text:s text:c="8"/>- (p2.x * p1.y + p3.x * p2.y + p4.x * p3.y + p5.x * p4.y + p6.x * p5.y) - (p1.x * p6.y);</text:p>
      <text:p text:style-name="P10"><text:s text:c="4"/>return A &gt;= 0 ? (A * 0.5) : (-A * 0.5);</text:p>
      <text:p text:style-name="P10">}</text:p>
      <text:p text:style-name="P10"/>
      <text:p text:style-name="P10">template&lt;typename T&gt;</text:p>
      <text:p text:style-name="P10">void hexagon&lt;T&gt;::write(std::ostream&amp; os) const {</text:p>
      <text:p text:style-name="P10"><text:s text:c="4"/>os &lt;&lt; "Hexagon p1: " &lt;&lt; p1 &lt;&lt; ", p2: "&lt;&lt; p2 &lt;&lt; ", p3: "&lt;&lt; p3 &lt;&lt; ", p4: "&lt;&lt; p4 &lt;&lt; ", p5: "&lt;&lt; p5 &lt;&lt; ", p6: "&lt;&lt; p6;</text:p>
      <text:p text:style-name="P10">}</text:p>
      <text:p text:style-name="P10"/>
      <text:p text:style-name="P10">template&lt;typename T&gt;</text:p>
      <text:p text:style-name="P10">void hexagon&lt;T&gt;::read(std::istream&amp; is) {</text:p>
      <text:p text:style-name="P10"><text:s text:c="4"/>point&lt;T&gt; p1_, p2_, p3_, p4_, p5_, p6_;</text:p>
      <text:p text:style-name="P10"><text:s text:c="4"/>is &gt;&gt; p1_ &gt;&gt; p2_ &gt;&gt; p3_ &gt;&gt; p4_ &gt;&gt; p5_ &gt;&gt; p6_;</text:p>
      <text:p text:style-name="P10"><text:s text:c="4"/>*this = hexagon(p1_, p2_, p3_, p4_, p5_, p6_);</text:p>
      <text:p text:style-name="P10">}</text:p>
      <text:p text:style-name="P10"/>
      <text:p text:style-name="P10">template&lt;typename T&gt;</text:p>
      <text:p text:style-name="P10">std::ostream&amp; operator &lt;&lt;(std::ostream&amp; os, const hexagon&lt;T&gt;&amp; hex) {</text:p>
      <text:p text:style-name="P10"><text:s text:c="4"/>hex.write(os);</text:p>
      <text:p text:style-name="P10"><text:soft-page-break/><text:s text:c="4"/>return os;</text:p>
      <text:p text:style-name="P10">}</text:p>
      <text:p text:style-name="P10"/>
      <text:p text:style-name="P10">template&lt;typename T&gt;</text:p>
      <text:p text:style-name="P10">std::istream&amp; operator &gt;&gt;(std::istream&amp; is, hexagon&lt;T&gt;&amp; hex) {</text:p>
      <text:p text:style-name="P10"><text:s text:c="4"/>hex.read(is);</text:p>
      <text:p text:style-name="P10"><text:s text:c="4"/>return is;</text:p>
      <text:p text:style-name="P10">}</text:p>
      <text:p text:style-name="P10"/>
      <text:p text:style-name="P10">#endif</text:p>
      <text:p text:style-name="P10"/>
      <text:p text:style-name="P26">main.cpp:</text:p>
      <text:p text:style-name="P28">#include &lt;iostream&gt;</text:p>
      <text:p text:style-name="P28">#include &lt;algorithm&gt;</text:p>
      <text:p text:style-name="P28">#include &lt;string&gt;</text:p>
      <text:p text:style-name="P28"/>
      <text:p text:style-name="P28">#include "../include/hexagon.hpp"</text:p>
      <text:p text:style-name="P28">#include "../include/stack.hpp"</text:p>
      <text:p text:style-name="P28">#include "../include/allocator.hpp"</text:p>
      <text:p text:style-name="P28"/>
      <text:p text:style-name="P28">int main() {</text:p>
      <text:p text:style-name="P28"><text:s text:c="4"/>std::string command;</text:p>
      <text:p text:style-name="P28"><text:s text:c="4"/>cont::stack&lt;hexagon&lt;int&gt;, allocator&lt;hexagon&lt;int&gt;,1000&gt;&gt; figures;</text:p>
      <text:p text:style-name="P28"><text:s text:c="4"/>while (std::cin &gt;&gt; command) {</text:p>
      <text:p text:style-name="P28"><text:s text:c="8"/>if (command == "menu") {</text:p>
      <text:p text:style-name="P28"><text:s text:c="12"/>std::cout &lt;&lt; "1) add\n";</text:p>
      <text:p text:style-name="P28"><text:s text:c="12"/>std::cout &lt;&lt; "2) erase\n";</text:p>
      <text:p text:style-name="P28"><text:s text:c="12"/>std::cout &lt;&lt; "3) size\n";</text:p>
      <text:p text:style-name="P28"><text:s text:c="12"/>std::cout &lt;&lt; "4) print\n";</text:p>
      <text:p text:style-name="P28"><text:s text:c="12"/>std::cout &lt;&lt; "5) count\n";</text:p>
      <text:p text:style-name="P28"><text:s text:c="12"/>std::cout &lt;&lt; "6) exit\n";</text:p>
      <text:p text:style-name="P28"><text:s text:c="8"/>} else if (command == "help") {</text:p>
      <text:p text:style-name="P28"><text:s text:c="12"/>std::cout &lt;&lt; "1) add - add a figure by index\n \t example: add 0 1 1 1 1 1 1 1 1 1 1 1 1\n <text:s text:c="3"/>It means: add hexagon {{1,1}, {1,1}, {1,1}, {1,1}, {1,1}, {1,1}} to position 0\n";</text:p>
      <text:p text:style-name="P28"><text:s text:c="12"/>std::cout &lt;&lt; "2) erase - erase a figure by index\n\t example: erase 0\n <text:s text:c="3"/>It means: erase shape from position 0\n";</text:p>
      <text:p text:style-name="P28"><text:s text:c="12"/>std::cout &lt;&lt; "3) size - print size of stack\n";</text:p>
      <text:p text:style-name="P28"><text:s text:c="12"/>std::cout &lt;&lt; "4) print - print all shapes in a stack and their area\n";</text:p>
      <text:p text:style-name="P28"><text:s text:c="12"/>std::cout &lt;&lt; "5) count - print the number of figures with a given area\n";</text:p>
      <text:p text:style-name="P28"><text:s text:c="8"/>} else if (command == "add") {</text:p>
      <text:p text:style-name="P28"><text:s text:c="12"/>size_t position;</text:p>
      <text:p text:style-name="P28"><text:s text:c="12"/>std::cin &gt;&gt; position;</text:p>
      <text:p text:style-name="P28"><text:soft-page-break/><text:s text:c="12"/>auto it = figures.begin();</text:p>
      <text:p text:style-name="P28"><text:s text:c="12"/>try {</text:p>
      <text:p text:style-name="P28"><text:s text:c="16"/>it = std::next(it, position);</text:p>
      <text:p text:style-name="P28"><text:s text:c="12"/>} catch(std::exception&amp; e) {</text:p>
      <text:p text:style-name="P28"><text:s text:c="16"/>std::cout &lt;&lt; "Position is too big\n";</text:p>
      <text:p text:style-name="P28"><text:s text:c="16"/>continue;</text:p>
      <text:p text:style-name="P28"><text:s text:c="12"/>}</text:p>
      <text:p text:style-name="P28"><text:s text:c="12"/>hexagon&lt;int&gt; new_figure;</text:p>
      <text:p text:style-name="P28"><text:s text:c="12"/>try {</text:p>
      <text:p text:style-name="P28"><text:s text:c="16"/>std::cin &gt;&gt; new_figure;</text:p>
      <text:p text:style-name="P28"><text:s text:c="16"/>figures.insert(it, new_figure);</text:p>
      <text:p text:style-name="P28"><text:s text:c="16"/>std::cout &lt;&lt; new_figure &lt;&lt; "\n";</text:p>
      <text:p text:style-name="P28"><text:s text:c="12"/>} catch (std::exception&amp; ex) {</text:p>
      <text:p text:style-name="P28"><text:s text:c="16"/>std::cout &lt;&lt; ex.what() &lt;&lt; "\n";</text:p>
      <text:p text:style-name="P28"><text:s text:c="12"/>}</text:p>
      <text:p text:style-name="P28"/>
      <text:p text:style-name="P28"><text:s text:c="8"/>} else if (command == "erase") {</text:p>
      <text:p text:style-name="P28"><text:s text:c="12"/>size_t index;</text:p>
      <text:p text:style-name="P28"><text:s text:c="12"/>std::cin &gt;&gt; index;</text:p>
      <text:p text:style-name="P28"><text:s text:c="12"/>try {</text:p>
      <text:p text:style-name="P28"><text:s text:c="16"/>auto it = std::next(figures.begin(), index);</text:p>
      <text:p text:style-name="P28"><text:s text:c="16"/>figures.erase(it);</text:p>
      <text:p text:style-name="P28"><text:s text:c="12"/>} catch (...) {</text:p>
      <text:p text:style-name="P28"><text:s text:c="16"/>std::cout &lt;&lt; "Index is too big\n";</text:p>
      <text:p text:style-name="P28"><text:s text:c="16"/>continue;</text:p>
      <text:p text:style-name="P28"><text:s text:c="12"/>}</text:p>
      <text:p text:style-name="P28"><text:s text:c="8"/>} else if (command == "size") {</text:p>
      <text:p text:style-name="P28"><text:s text:c="10"/>std::cout &lt;&lt; figures.size() &lt;&lt; "\n";</text:p>
      <text:p text:style-name="P28"><text:s text:c="8"/>} else if (command == "print") {</text:p>
      <text:p text:style-name="P28"><text:s text:c="12"/>std::for_each(figures.begin(), figures.end(), [] (const hexagon&lt;int&gt;&amp; fig) {</text:p>
      <text:p text:style-name="P28"><text:s text:c="16"/>std::cout &lt;&lt; fig &lt;&lt; " ";</text:p>
      <text:p text:style-name="P28"><text:s text:c="16"/>std::cout &lt;&lt; "Center: " &lt;&lt; fig.center() &lt;&lt; "\n";</text:p>
      <text:p text:style-name="P28"><text:s text:c="16"/>std::cout &lt;&lt; "Area: " &lt;&lt; fig.area() &lt;&lt; "\n";</text:p>
      <text:p text:style-name="P28"><text:s text:c="12"/>});</text:p>
      <text:p text:style-name="P28"><text:s text:c="8"/>} else if (command == "count") {</text:p>
      <text:p text:style-name="P28"><text:s text:c="12"/>size_t required_area;</text:p>
      <text:p text:style-name="P28"><text:s text:c="12"/>std::cin &gt;&gt; required_area;</text:p>
      <text:p text:style-name="P28"><text:s text:c="12"/>std::cout &lt;&lt; std::count_if(figures.begin(), figures.end(), [&amp;required_area] (const hexagon&lt;int&gt;&amp; fig) {</text:p>
      <text:p text:style-name="P28"><text:s text:c="16"/>return fig.area() &lt; required_area;</text:p>
      <text:p text:style-name="P28"><text:s text:c="12"/>});</text:p>
      <text:p text:style-name="P28"><text:s text:c="12"/>std::cout &lt;&lt; "\n";</text:p>
      <text:p text:style-name="P28"><text:s text:c="8"/>} else if (command == "exit") {</text:p>
      <text:p text:style-name="P28"><text:soft-page-break/><text:s text:c="12"/>break;</text:p>
      <text:p text:style-name="P28"><text:s text:c="8"/>} else {</text:p>
      <text:p text:style-name="P28"><text:s text:c="12"/>std::cout &lt;&lt; "Incorrect command" &lt;&lt; "\n";</text:p>
      <text:p text:style-name="P28"><text:s text:c="12"/>std::cin.ignore(32767, '\n');</text:p>
      <text:p text:style-name="P28"><text:s text:c="8"/>}</text:p>
      <text:p text:style-name="P28"><text:s text:c="4"/>}</text:p>
      <text:p text:style-name="P28"><text:s text:c="4"/>return 0;</text:p>
      <text:p text:style-name="P28">}</text:p>
      <text:p text:style-name="P10"/>
      <text:p text:style-name="P3">CmakeLists.txt:</text:p>
      <text:p text:style-name="P11">cmake_minimum_required(VERSION 3.0)</text:p>
      <text:p text:style-name="P11">project(oop_exercise_06)</text:p>
      <text:p text:style-name="P11">set(CMAKE_CXX_STANDART 17)</text:p>
      <text:p text:style-name="P11"/>
      <text:p text:style-name="P11">set(MAIN ./source/main.cpp)</text:p>
      <text:p text:style-name="P11"/>
      <text:p text:style-name="P11">add_executable(oop_exercise_06 ${MAIN})</text:p>
      <text:p text:style-name="P29"/>
      <text:p text:style-name="P1">2. Ссылка на репозиторий на GitHub.</text:p>
      <text:p text:style-name="P17"><text:a xlink:type="simple" xlink:href="https://github.com/ArtemKD/oop_exercise_06" text:style-name="Internet_20_link" text:visited-style-name="Visited_20_Internet_20_Link"><text:span text:style-name="Internet_20_link"><text:span text:style-name="T1">https://github.com/ArtemKD/oop_exercise_0</text:span></text:span></text:a><text:a xlink:type="simple" xlink:href="https://github.com/ArtemKD/oop_exercise_06" text:style-name="Internet_20_link" text:visited-style-name="Visited_20_Internet_20_Link"><text:span text:style-name="Internet_20_link"><text:span text:style-name="T2">6</text:span></text:span></text:a></text:p>
      <text:p text:style-name="P17"><text:span text:style-name="Internet_20_link"><text:span text:style-name="T2"/></text:span></text:p>
      <text:p text:style-name="P1">3. Набор testcases.</text:p>
      <text:p text:style-name="P1">test_01.t<text:span text:style-name="T6">xt</text:span>:</text:p>
      <text:p text:style-name="P6">add 0</text:p>
      <text:p text:style-name="P6">0 0 0 0 0 0 0 0 0 0 0 0</text:p>
      <text:p text:style-name="P6">add 1</text:p>
      <text:p text:style-name="P6">1 1 1 1 1 1 1 1 1 1 1 1</text:p>
      <text:p text:style-name="P6">add 0</text:p>
      <text:p text:style-name="P6">2 2 2 2 2 2 2 2 2 2 2 2</text:p>
      <text:p text:style-name="P6">print</text:p>
      <text:p text:style-name="P6">size</text:p>
      <text:p text:style-name="P6">erase</text:p>
      <text:p text:style-name="P6">1</text:p>
      <text:p text:style-name="P6">print</text:p>
      <text:p text:style-name="P6"/>
      <text:p text:style-name="P1">test_02.t<text:span text:style-name="T6">xt</text:span>:</text:p>
      <text:p text:style-name="P5">add 0</text:p>
      <text:p text:style-name="P5">0 0 0 0 0 0 0 0 0 0 0 0</text:p>
      <text:p text:style-name="P5">add 1</text:p>
      <text:p text:style-name="P5">1 1 1 1 1 1 1 1 1 1 1 1</text:p>
      <text:p text:style-name="P5">add 2</text:p>
      <text:p text:style-name="P5">2 2 2 2 2 2 2 2 2 2 2 2</text:p>
      <text:p text:style-name="P5">add 3</text:p>
      <text:p text:style-name="P5"><text:soft-page-break/>3 3 3 3 3 3 3 3 3 3 3 3</text:p>
      <text:p text:style-name="P5">add 4</text:p>
      <text:p text:style-name="P5">4 4 4 4 4 4 4 4 4 4 4 4</text:p>
      <text:p text:style-name="P5">add 2</text:p>
      <text:p text:style-name="P5">5 5 5 5 5 5 5 5 5 5 5 5</text:p>
      <text:p text:style-name="P5">print</text:p>
      <text:p text:style-name="P5">size</text:p>
      <text:p text:style-name="P5">erase 3</text:p>
      <text:p text:style-name="P5">print</text:p>
      <text:p text:style-name="P1"/>
      <text:p text:style-name="P1">4. Результаты выполнения тестов.</text:p>
      <text:p text:style-name="P5"><text:span text:style-name="T8">test_0</text:span><text:span text:style-name="T10">1</text:span><text:span text:style-name="T8">.</text:span><text:span text:style-name="T10">txt</text:span>:</text:p>
      <text:p text:style-name="P5">Hexagon p1: 0 0, p2: 0 0, p3: 0 0, p4: 0 0, p5: 0 0, p6: 0 0</text:p>
      <text:p text:style-name="P5">Hexagon p1: 1 1, p2: 1 1, p3: 1 1, p4: 1 1, p5: 1 1, p6: 1 1</text:p>
      <text:p text:style-name="P5">Hexagon p1: 2 2, p2: 2 2, p3: 2 2, p4: 2 2, p5: 2 2, p6: 2 2</text:p>
      <text:p text:style-name="P5">Hexagon p1: 2 2, p2: 2 2, p3: 2 2, p4: 2 2, p5: 2 2, p6: 2 2 Center: 2 2</text:p>
      <text:p text:style-name="P5">Area: 0</text:p>
      <text:p text:style-name="P5">Hexagon p1: 0 0, p2: 0 0, p3: 0 0, p4: 0 0, p5: 0 0, p6: 0 0 Center: 0 0</text:p>
      <text:p text:style-name="P5">Area: 0</text:p>
      <text:p text:style-name="P5">Hexagon p1: 1 1, p2: 1 1, p3: 1 1, p4: 1 1, p5: 1 1, p6: 1 1 Center: 1 1</text:p>
      <text:p text:style-name="P5">Area: 0</text:p>
      <text:p text:style-name="P5">3</text:p>
      <text:p text:style-name="P5">Hexagon p1: 2 2, p2: 2 2, p3: 2 2, p4: 2 2, p5: 2 2, p6: 2 2 Center: 2 2</text:p>
      <text:p text:style-name="P5">Area: 0</text:p>
      <text:p text:style-name="P5">Hexagon p1: 1 1, p2: 1 1, p3: 1 1, p4: 1 1, p5: 1 1, p6: 1 1 Center: 1 1</text:p>
      <text:p text:style-name="P5">Area: 0</text:p>
      <text:p text:style-name="P7"/>
      <text:p text:style-name="P7"><text:span text:style-name="T8">test_0</text:span><text:span text:style-name="T9">2</text:span><text:span text:style-name="T8">.</text:span><text:span text:style-name="T9">txt</text:span>:</text:p>
      <text:p text:style-name="P7">Hexagon p1: 0 0, p2: 0 0, p3: 0 0, p4: 0 0, p5: 0 0, p6: 0 0</text:p>
      <text:p text:style-name="P7">Hexagon p1: 1 1, p2: 1 1, p3: 1 1, p4: 1 1, p5: 1 1, p6: 1 1</text:p>
      <text:p text:style-name="P7">Hexagon p1: 2 2, p2: 2 2, p3: 2 2, p4: 2 2, p5: 2 2, p6: 2 2</text:p>
      <text:p text:style-name="P7">Hexagon p1: 3 3, p2: 3 3, p3: 3 3, p4: 3 3, p5: 3 3, p6: 3 3</text:p>
      <text:p text:style-name="P7">Hexagon p1: 4 4, p2: 4 4, p3: 4 4, p4: 4 4, p5: 4 4, p6: 4 4</text:p>
      <text:p text:style-name="P7">Hexagon p1: 5 5, p2: 5 5, p3: 5 5, p4: 5 5, p5: 5 5, p6: 5 5</text:p>
      <text:p text:style-name="P7">Hexagon p1: 0 0, p2: 0 0, p3: 0 0, p4: 0 0, p5: 0 0, p6: 0 0 Center: 0 0</text:p>
      <text:p text:style-name="P7">Area: 0</text:p>
      <text:p text:style-name="P7">Hexagon p1: 1 1, p2: 1 1, p3: 1 1, p4: 1 1, p5: 1 1, p6: 1 1 Center: 1 1</text:p>
      <text:p text:style-name="P7">Area: 0</text:p>
      <text:p text:style-name="P7">Hexagon p1: 2 2, p2: 2 2, p3: 2 2, p4: 2 2, p5: 2 2, p6: 2 2 Center: 2 2</text:p>
      <text:p text:style-name="P7">Area: 0</text:p>
      <text:p text:style-name="P7">Hexagon p1: 5 5, p2: 5 5, p3: 5 5, p4: 5 5, p5: 5 5, p6: 5 5 Center: 5 5</text:p>
      <text:p text:style-name="P7">Area: 0</text:p>
      <text:p text:style-name="P7">Hexagon p1: 3 3, p2: 3 3, p3: 3 3, p4: 3 3, p5: 3 3, p6: 3 3 Center: 3 3</text:p>
      <text:p text:style-name="P7"><text:soft-page-break/>Area: 0</text:p>
      <text:p text:style-name="P7">Hexagon p1: 4 4, p2: 4 4, p3: 4 4, p4: 4 4, p5: 4 4, p6: 4 4 Center: 4 4</text:p>
      <text:p text:style-name="P7">Area: 0</text:p>
      <text:p text:style-name="P7">6</text:p>
      <text:p text:style-name="P7">Hexagon p1: 0 0, p2: 0 0, p3: 0 0, p4: 0 0, p5: 0 0, p6: 0 0 Center: 0 0</text:p>
      <text:p text:style-name="P7">Area: 0</text:p>
      <text:p text:style-name="P7">Hexagon p1: 1 1, p2: 1 1, p3: 1 1, p4: 1 1, p5: 1 1, p6: 1 1 Center: 1 1</text:p>
      <text:p text:style-name="P7">Area: 0</text:p>
      <text:p text:style-name="P7">Hexagon p1: 2 2, p2: 2 2, p3: 2 2, p4: 2 2, p5: 2 2, p6: 2 2 Center: 2 2</text:p>
      <text:p text:style-name="P7">Area: 0</text:p>
      <text:p text:style-name="P7">Hexagon p1: 3 3, p2: 3 3, p3: 3 3, p4: 3 3, p5: 3 3, p6: 3 3 Center: 3 3</text:p>
      <text:p text:style-name="P7">Area: 0</text:p>
      <text:p text:style-name="P7">Hexagon p1: 4 4, p2: 4 4, p3: 4 4, p4: 4 4, p5: 4 4, p6: 4 4 Center: 4 4</text:p>
      <text:p text:style-name="P7">Area: 0</text:p>
      <text:p text:style-name="P7"/>
      <text:p text:style-name="P2">5. Объяснение результатов работы программы.</text:p>
      <text:p text:style-name="P8"><text:span text:style-name="T11">В программе</text:span> <text:span text:style-name="T11">реализовано меню с пунктами:</text:span></text:p>
      <text:p text:style-name="P8"><text:tab/>1) <text:span text:style-name="T13">a</text:span>dd - <text:span text:style-name="T18">добавление элемента в стек фигур по индексу</text:span></text:p>
      <text:p text:style-name="P8"><text:tab/>2) erase - <text:span text:style-name="T13">удаление фигуры по индексу</text:span></text:p>
      <text:p text:style-name="P8"><text:tab/>3) <text:span text:style-name="T13">size — размер стека</text:span></text:p>
      <text:p text:style-name="P8"><text:tab/>4) <text:span text:style-name="T14">print — вывод всех фигур стека, середины и площади</text:span></text:p>
      <text:p text:style-name="P18"><text:span text:style-name="T3"><text:tab/>5) </text:span><text:span text:style-name="T4">count — вывод кол-ва фигур с заданной площадью, которые лежат в стеке</text:span></text:p>
      <text:p text:style-name="P9"/>
      <text:p text:style-name="P1">6. Вывод.</text:p>
      <text:p text:style-name="P5">Выполняя данную лабораторную я получил опыт работы <text:span text:style-name="T17">с аллокаторами</text:span>. Создал <text:span text:style-name="T15">шаблонный класс stack, hexagon, point и allocator. Реализовал выделение памяти для узлов стека с помощью аллокатора. Реализовал сохранение введенных фигур в стек по индексу, удаление по индексу вывод фигур и их площадей. Также реализовал подсчет кол-ва фигур с заданной площадью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20-01-09T18:11:04.066281721</dc:date>
    <meta:editing-cycles>50</meta:editing-cycles>
    <meta:editing-duration>PT2H23M42S</meta:editing-duration>
    <meta:generator>LibreOffice/6.0.7.3$Linux_X86_64 LibreOffice_project/00m0$Build-3</meta:generator>
    <meta:document-statistic meta:table-count="1" meta:image-count="0" meta:object-count="0" meta:page-count="18" meta:paragraph-count="635" meta:word-count="2756" meta:character-count="21640" meta:non-whitespace-character-count="16023"/>
  </office:meta>
</office:document-meta>
</file>